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X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.5" calcext:value-type="float">
            <text:p>-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5" calcext:value-type="float">
            <text:p>17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3.5" calcext:value-type="float">
            <text:p>33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" calcext:value-type="float">
            <text:p>3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7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/00/0000</text:date>, <text:time style:data-style-name="N2" text:time-value="14:09:13.955248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04T14:09:41.779386504</dc:date>
    <meta:editing-duration>PT4H56M27S</meta:editing-duration>
    <meta:editing-cycles>76</meta:editing-cycles>
    <meta:document-statistic meta:table-count="2" meta:cell-count="13326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